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CADASTRO DE CLIENTES<text:line-break/>-Nome (Com variações de nome para poder buscar e relacionar nos relatórios)<text:line-break/>-Pessoa Física ou Jurídica<text:line-break/>-Data de Nascimento<text:line-break/>-Sexo<text:line-break/>-Estado Civil<text:line-break/>-CPF/CNPJ<text:line-break/>-RG<text:line-break/>-Profissão (Opão para adicionar profissões ou especificar a profissão ((e.g. Médico – Oftamologia))<text:line-break/>-Documento Profissional<text:line-break/>-CNH<text:line-break/>-Telefones (opção de adicionar múltiplos telefones)<text:line-break/>-E-mails (múltiplos)<text:line-break/>-Endereços (múltiplos, campos diferentes para rua, CEP, etc.)<text:line-break/>-Associação à AMMG (Não informado, indicado inadimplente, sócio indicado sócio AMMG, sócio por indicação)<text:line-break/>-Renda<text:line-break/>-Corretor<text:line-break/>-Histórico de Atendimento (campo passivo a constantes edições, adições de novos atendimentos, espaço para data e pessoa que atendeu)<text:line-break/>-Observações<text:line-break/>-Indicação de cliente X<text:line-break/>-Indicou clientes X,Y e Z<text:line-break/>-Relação familiar com outros clientes (esposo((a)) ou filho((a))((s)))<text:line-break/>-Anexo de Arquivos</text:p>
      <text:p text:style-name="Text_20_body"><text:line-break/>CADASTRO DE PRODUTOS<text:line-break/>-Seguradora<text:line-break/>-Ramo<text:line-break/>-Produto (por seguradora, com nome e cadastrado com comissão e agenciamento específico)<text:line-break/>-Tipo (seguro novo, renovação, endosso; mudança de endereço e capital segurado, etc)<text:line-break/>-Corretor<text:line-break/>-Vigência<text:line-break/>-Prêmio<text:line-break/>-Comissionamento<text:line-break/>-Capital Segurado<text:line-break/>-Veículo (em caso de auto)<text:line-break/>-Identificação<text:line-break/>-Observações<text:line-break/>-Anexo de Arquivos</text:p>
      <text:p text:style-name="Text_20_body"><text:soft-page-break/>CADASTRO DE CORRETORES<text:line-break/>-Nome (Em caso de empresa, espaço para adicionar os corretores que fazem parte)<text:line-break/>-E-mail<text:line-break/>-Telefone<text:line-break/>-CPF/CNPJ<text:line-break/>-Endereço<text:line-break/>-Tipo de usuário (1 - acesso completo, 2 - acesso apenas à visualização dos segurados vinculados, e 3 - visualização completa)</text:p>
      <text:p text:style-name="Text_20_body">FILTROS DE PESQUISA<text:line-break/>-Adicionar quantos filtros forem necessários às pesquisas<text:line-break/>-Pesquisar clientes pela variação de nome, CPF, etc.<text:line-break/>-Múltiplos filtros para pesquisar múltiplos clientes com os mesmos padrões: seguro de auto não vigente, possui seguro de auto mas não possui de vida, idade entre X e Y,</text:p>
      <text:p text:style-name="Text_20_body">CALENDÁRIO DE OBRIGAÇÕES DA EMPRESA<text:line-break/>-Acesso apenas para Christóvão e ZIlmar<text:line-break/>-Adicionar pagamentos no dia X com valor Y<text:line-break/>-Visualização simples do valor dos pagamentos do mês/dia/período selecionado</text:p>
      <text:p text:style-name="Text_20_body">RELATÓRIOS<text:line-break/>-Relatório de produção por corretor, seguradora, produto específico por período específico<text:line-break/>-Upload de relatórios (em Excel em geral) que vai conter nome do cliente, ramo do produto, prêmio, % e comissão.<text:line-break/>-Relatório de produção para a AMMG (esse relatório é separado dos outros, e deve seguir um modelo contento as informações que já constam há alguns anos). Deve conter período, iniciais do cliente (não deve conter nomes), ramo, valor da parcela, comissão paga, % da AMMG, valor sem deduções, % das deduções e repasse da AMMG. Deve conter também o Resumo (total de comissões, total de deduções e total líquido) e Justificativas (Comissões de 50% equivalem a divisão apenas com a AMMG, Comissões de 25% equivalem a divisão de 50% para os corretores e 25% com a AMMG, comissões de 20% equivalem a divisão de 60% para os corretores e 20% para a AMMG.</text:p>
      <text:p text:style-name="Text_20_body"><text:line-break/>TELEMARKETING<text:line-break/>-Envio e-mails (com envio programado de alguns e-mails específicos, como aniversário, fim de vigência, vencimento de parcela, etc)<text:line-break/>-Selecionar clientes: nascidos entre X e Y, sem seguros vigentes, com seguros de Auto mas sem Vida e vice versa (ou outros ramos), por cidade ou conjunto de cidades</text:p>
      <text:p text:style-name="Text_20_body">Haverão mudanças e novas ferramentas que desejamos e iremos implantar à partir do momento em que o programa básico estiver pronto.</text:p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pt" fo:country="BR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" fo:font-size="12pt" fo:language="pt" fo:country="BR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01T14:19:03.090917025</meta:creation-date>
    <dc:date>2019-11-01T14:31:36.919493674</dc:date>
    <meta:editing-duration>PT2M23S</meta:editing-duration>
    <meta:editing-cycles>1</meta:editing-cycles>
    <meta:document-statistic meta:table-count="0" meta:image-count="0" meta:object-count="0" meta:page-count="2" meta:paragraph-count="8" meta:word-count="489" meta:character-count="3259" meta:non-whitespace-character-count="2775"/>
    <meta:generator>LibreOffice/6.3.2.2$Linux_X86_64 LibreOffice_project/30$Build-2</meta:generator>
  </office:meta>
</office:document-meta>
</file>